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52cm"/>
    </style:style>
    <style:style style:name="co2" style:family="table-column">
      <style:table-column-properties fo:break-before="auto" style:column-width="4.657cm"/>
    </style:style>
    <style:style style:name="co3" style:family="table-column">
      <style:table-column-properties fo:break-before="auto" style:column-width="4.221cm"/>
    </style:style>
    <style:style style:name="co4" style:family="table-column">
      <style:table-column-properties fo:break-before="auto" style:column-width="3.267cm"/>
    </style:style>
    <style:style style:name="co5" style:family="table-column">
      <style:table-column-properties fo:break-before="auto" style:column-width="3.485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1.224cm"/>
    </style:style>
    <style:style style:name="co8" style:family="table-column">
      <style:table-column-properties fo:break-before="auto" style:column-width="11.437cm"/>
    </style:style>
    <style:style style:name="co9" style:family="table-column">
      <style:table-column-properties fo:break-before="auto" style:column-width="12.554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4.39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5.186cm" fo:break-before="auto" style:use-optimal-row-height="true"/>
    </style:style>
    <style:style style:name="ro7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Full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3" table:default-cell-style-name="Default"/>
        <table:table-row table:style-name="ro1">
          <table:table-cell table:style-name="ce1" office:value-type="string">
            <text:p>Secuencia</text:p>
          </table:table-cell>
          <table:table-cell table:style-name="ce1" office:value-type="string">
            <text:p>Mapping</text:p>
          </table:table-cell>
          <table:table-cell table:style-name="ce1" office:value-type="string">
            <text:p>Campo</text:p>
          </table:table-cell>
          <table:table-cell table:style-name="ce1" office:value-type="string">
            <text:p>Campo externo</text:p>
          </table:table-cell>
          <table:table-cell table:style-name="ce1" office:value-type="string">
            <text:p>Tipo</text:p>
          </table:table-cell>
          <table:table-cell table:style-name="ce1" office:value-type="string">
            <text:p>Tipo externo</text:p>
          </table:table-cell>
          <table:table-cell table:style-name="ce1" office:value-type="string">
            <text:p>Traducir</text:p>
          </table:table-cell>
          <table:table-cell table:style-name="ce1" office:value-type="string">
            <text:p>In</text:p>
          </table:table-cell>
          <table:table-cell table:style-name="ce1" office:value-type="string">
            <text:p>Out</text:p>
          </table:table-cell>
          <table:table-cell table:style-name="ce1" table:number-columns-repeated="1013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magento.product.template</text:p>
          </table:table-cell>
          <table:table-cell office:value-type="string">
            <text:p>esale_metadescription</text:p>
          </table:table-cell>
          <table:table-cell office:value-type="string">
            <text:p>meta_description</text:p>
          </table:table-cell>
          <table:table-cell office:value-type="string">
            <text:p>Tryton &lt;-&gt;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 office:value-type="string">
            <text:p>result = values</text:p>
            <text:p>if values and len(values) &gt; 155:</text:p>
            <text:p><text:s text:c="4"/>result = <text:s/>'%s...' % (values[:152])</text:p>
          </table:table-cell>
          <table:table-cell table:number-columns-repeated="101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magento.product.template</text:p>
          </table:table-cell>
          <table:table-cell office:value-type="string">
            <text:p>esale_metakeyword</text:p>
          </table:table-cell>
          <table:table-cell office:value-type="string">
            <text:p>meta_keyword</text:p>
          </table:table-cell>
          <table:table-cell office:value-type="string">
            <text:p>Tryton &lt;-&gt;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 office:value-type="string">
            <text:p>result = values</text:p>
            <text:p>if values and len(values) &gt; 155:</text:p>
            <text:p><text:s text:c="4"/>result = <text:s/>'%s...' % (values[:152])</text:p>
          </table:table-cell>
          <table:table-cell table:number-columns-repeated="101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magento.product.template</text:p>
          </table:table-cell>
          <table:table-cell office:value-type="string">
            <text:p>esale_metatitle</text:p>
          </table:table-cell>
          <table:table-cell office:value-type="string">
            <text:p>meta_title</text:p>
          </table:table-cell>
          <table:table-cell office:value-type="string">
            <text:p>Tryton &lt;-&gt;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 office:value-type="string">
            <text:p>result = values</text:p>
            <text:p>if values and len(values) &gt; 155:</text:p>
            <text:p><text:s text:c="4"/>result = <text:s/>'%s...' % (values[:152])</text:p>
          </table:table-cell>
          <table:table-cell table:number-columns-repeated="1014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agento.product.template</text:p>
          </table:table-cell>
          <table:table-cell office:value-type="string">
            <text:p>esale_description</text:p>
          </table:table-cell>
          <table:table-cell office:value-type="string">
            <text:p>description</text:p>
          </table:table-cell>
          <table:table-cell office:value-type="string">
            <text:p>Tryton &lt;-&gt;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 table:number-columns-repeated="1015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agento.product.template</text:p>
          </table:table-cell>
          <table:table-cell office:value-type="string">
            <text:p>cost_price</text:p>
          </table:table-cell>
          <table:table-cell office:value-type="string">
            <text:p>cost</text:p>
          </table:table-cell>
          <table:table-cell office:value-type="string">
            <text:p>Tryton &lt;-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agento.product.template</text:p>
          </table:table-cell>
          <table:table-cell office:value-type="string">
            <text:p>name</text:p>
          </table:table-cell>
          <table:table-cell office:value-type="string">
            <text:p>name</text:p>
          </table:table-cell>
          <table:table-cell office:value-type="string">
            <text:p>Tryton &lt;-&gt;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magento.product.template</text:p>
          </table:table-cell>
          <table:table-cell office:value-type="string">
            <text:p>list_price</text:p>
          </table:table-cell>
          <table:table-cell office:value-type="string">
            <text:p>price</text:p>
          </table:table-cell>
          <table:table-cell office:value-type="string">
            <text:p>Tryton &lt;-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 table:number-columns-repeated="1015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magento.product.template</text:p>
          </table:table-cell>
          <table:table-cell office:value-type="string">
            <text:p>esale_shortdescription</text:p>
          </table:table-cell>
          <table:table-cell office:value-type="string">
            <text:p>short_description</text:p>
          </table:table-cell>
          <table:table-cell office:value-type="string">
            <text:p>Tryton &lt;-&gt;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 table:number-columns-repeated="1015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magento.product.template</text:p>
          </table:table-cell>
          <table:table-cell office:value-type="string">
            <text:p>esale_active</text:p>
          </table:table-cell>
          <table:table-cell office:value-type="string">
            <text:p>status</text:p>
          </table:table-cell>
          <table:table-cell office:value-type="string">
            <text:p>Tryton &lt;-&gt;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 office:value-type="string">
            <text:p>result = True</text:p>
            <text:p>if values == '2':</text:p>
            <text:p><text:s text:c="4"/>result = False</text:p>
          </table:table-cell>
          <table:table-cell table:number-columns-repeated="1014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agento.product.template</text:p>
          </table:table-cell>
          <table:table-cell office:value-type="string">
            <text:p>esale_slug</text:p>
          </table:table-cell>
          <table:table-cell office:value-type="string">
            <text:p>url_key</text:p>
          </table:table-cell>
          <table:table-cell office:value-type="string">
            <text:p>Tryton &lt;-&gt;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 table:number-columns-repeated="1015"/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magento.product.template</text:p>
          </table:table-cell>
          <table:table-cell office:value-type="string">
            <text:p>esale_visibility</text:p>
          </table:table-cell>
          <table:table-cell office:value-type="string">
            <text:p>visibility</text:p>
          </table:table-cell>
          <table:table-cell office:value-type="string">
            <text:p>Tryton &lt;-&gt;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 office:value-type="string">
            <text:p>if values == '1':</text:p>
            <text:p><text:s text:c="4"/>result = 'none'</text:p>
            <text:p>elif values == '2':</text:p>
            <text:p><text:s text:c="4"/>result = 'catalog'</text:p>
            <text:p>elif values == '3':</text:p>
            <text:p><text:s text:c="4"/>result = 'search'</text:p>
            <text:p>else:</text:p>
            <text:p><text:s text:c="4"/>result = 'all'</text:p>
          </table:table-cell>
          <table:table-cell office:value-type="string">
            <text:p>product, = pool.get('product.template').read([record], ['esale_visibility'])</text:p>
            <text:p>visibility = product['esale_visibility']</text:p>
            <text:p/>
            <text:p>if visibility == <text:s/>'none':</text:p>
            <text:p><text:s text:c="4"/>result = '1'</text:p>
            <text:p>elif visibility == 'catalog':</text:p>
            <text:p><text:s text:c="4"/>result = '2'</text:p>
            <text:p>elif visibility == 'search':</text:p>
            <text:p><text:s text:c="4"/>result = '3'</text:p>
            <text:p>else:</text:p>
            <text:p><text:s text:c="4"/>Result = '4'</text:p>
          </table:table-cell>
          <table:table-cell table:number-columns-repeated="1013"/>
        </table:table-row>
        <table:table-row table:style-name="ro4">
          <table:table-cell office:value-type="float" office:value="13">
            <text:p>13</text:p>
          </table:table-cell>
          <table:table-cell office:value-type="string">
            <text:p>magento.product.template</text:p>
          </table:table-cell>
          <table:table-cell office:value-type="string">
            <text:p>weight</text:p>
          </table:table-cell>
          <table:table-cell office:value-type="string">
            <text:p>weight</text:p>
          </table:table-cell>
          <table:table-cell office:value-type="string">
            <text:p>Tryton &lt;-&gt;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 office:value-type="string">
            <text:p>result = None</text:p>
            <text:p>if values:</text:p>
            <text:p><text:s text:c="4"/>w = float(values)</text:p>
            <text:p><text:s text:c="4"/>result = round(w, 2)</text:p>
          </table:table-cell>
          <table:table-cell table:number-columns-repeated="1014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magento.product.template</text:p>
          </table:table-cell>
          <table:table-cell office:value-type="string">
            <text:p>weight_uom</text:p>
          </table:table-cell>
          <table:table-cell office:value-type="string">
            <text:p>weight</text:p>
          </table:table-cell>
          <table:table-cell office:value-type="string">
            <text:p>Tryton &lt;-&gt;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 office:value-type="string">
            <text:p>result = None</text:p>
            <text:p>if values:</text:p>
            <text:p><text:s text:c="4"/>result = 2 #ID 2 – kg</text:p>
          </table:table-cell>
          <table:table-cell table:number-columns-repeated="1014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agento.product.template</text:p>
          </table:table-cell>
          <table:table-cell office:value-type="string">
            <text:p>esale_attribute_group</text:p>
          </table:table-cell>
          <table:table-cell office:value-type="string">
            <text:p>set</text:p>
          </table:table-cell>
          <table:table-cell office:value-type="string">
            <text:p>Tryton &lt;-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 office:value-type="string">
            <text:p>Result = 1 #ID default attribute</text:p>
          </table:table-cell>
          <table:table-cell office:value-type="string">
            <text:p>result = '4' #ID default attribute</text:p>
          </table:table-cell>
          <table:table-cell table:number-columns-repeated="1013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magento.product.template</text:p>
          </table:table-cell>
          <table:table-cell office:value-type="string">
            <text:p>esale_available</text:p>
          </table:table-cell>
          <table:table-cell office:value-type="string">
            <text:p>status</text:p>
          </table:table-cell>
          <table:table-cell office:value-type="string">
            <text:p>Tryton &lt;-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 office:value-type="string">
            <text:p>result = True</text:p>
          </table:table-cell>
          <table:table-cell table:number-columns-repeated="1014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magento.product.template</text:p>
          </table:table-cell>
          <table:table-cell office:value-type="string">
            <text:p>magento_product_type</text:p>
          </table:table-cell>
          <table:table-cell office:value-type="string">
            <text:p>type_id</text:p>
          </table:table-cell>
          <table:table-cell office:value-type="string">
            <text:p>Tryton &lt;-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magento.product.template</text:p>
          </table:table-cell>
          <table:table-cell office:value-type="string">
            <text:p>special_price</text:p>
          </table:table-cell>
          <table:table-cell office:value-type="string">
            <text:p>special_price</text:p>
          </table:table-cell>
          <table:table-cell office:value-type="string">
            <text:p>Tryton &lt;-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 table:number-columns-repeated="1015"/>
        </table:table-row>
        <table:table-row table:style-name="ro5">
          <table:table-cell office:value-type="float" office:value="19">
            <text:p>19</text:p>
          </table:table-cell>
          <table:table-cell office:value-type="string">
            <text:p>magento.product.template</text:p>
          </table:table-cell>
          <table:table-cell office:value-type="string">
            <text:p>special_price_from</text:p>
          </table:table-cell>
          <table:table-cell office:value-type="string">
            <text:p>special_from_date</text:p>
          </table:table-cell>
          <table:table-cell office:value-type="string">
            <text:p>Tryton &lt;-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 office:value-type="string">
            <text:p>result = None</text:p>
            <text:p>if values:</text:p>
            <text:p><text:s text:c="4"/>import datetime</text:p>
            <text:p><text:s text:c="4"/>d = '%s 00:00:00' % (values[:10]) #remove H:M:D</text:p>
            <text:p><text:s text:c="4"/>result = datetime.datetime.strptime(d, "%Y-%m-%d %H:%M:%S")</text:p>
          </table:table-cell>
          <table:table-cell table:number-columns-repeated="1014"/>
        </table:table-row>
        <table:table-row table:style-name="ro5">
          <table:table-cell office:value-type="float" office:value="20">
            <text:p>20</text:p>
          </table:table-cell>
          <table:table-cell office:value-type="string">
            <text:p>magento.product.template</text:p>
          </table:table-cell>
          <table:table-cell office:value-type="string">
            <text:p>special_price_to</text:p>
          </table:table-cell>
          <table:table-cell office:value-type="string">
            <text:p>special_to_date</text:p>
          </table:table-cell>
          <table:table-cell office:value-type="string">
            <text:p>Tryton &lt;-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 office:value-type="string">
            <text:p>result = None</text:p>
            <text:p>if values:</text:p>
            <text:p><text:s text:c="4"/>import datetime</text:p>
            <text:p><text:s text:c="4"/>d = '%s 00:00:00' % (values[:10]) #remove H:M:D</text:p>
            <text:p><text:s text:c="4"/>result = datetime.datetime.strptime(d, "%Y-%m-%d %H:%M:%S")</text:p>
          </table:table-cell>
          <table:table-cell table:number-columns-repeated="1014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magento.product.template</text:p>
          </table:table-cell>
          <table:table-cell office:value-type="string">
            <text:p>attribute_set</text:p>
          </table:table-cell>
          <table:table-cell office:value-type="string">
            <text:p>set</text:p>
          </table:table-cell>
          <table:table-cell office:value-type="string">
            <text:p>Tryton &lt;- Exterior</text:p>
          </table:table-cell>
          <table:table-cell office:value-type="string">
            <text:p>Entero</text:p>
          </table:table-cell>
          <table:table-cell office:value-type="string">
            <text:p>False</text:p>
          </table:table-cell>
          <table:table-cell office:value-type="string">
            <text:p>result = 1 #ID Product Group Attribute</text:p>
          </table:table-cell>
          <table:table-cell table:number-columns-repeated="1014"/>
        </table:table-row>
        <table:table-row table:style-name="ro6">
          <table:table-cell office:value-type="float" office:value="22">
            <text:p>22</text:p>
          </table:table-cell>
          <table:table-cell office:value-type="string">
            <text:p>magento.product.template</text:p>
          </table:table-cell>
          <table:table-cell table:number-columns-repeated="2" office:value-type="string">
            <text:p>manufacturer</text:p>
          </table:table-cell>
          <table:table-cell office:value-type="string">
            <text:p>Tryton &lt;-&gt;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 office:value-type="string">
            <text:p>MagentoManufacturer = pool.get('magento.manufacturer')</text:p>
            <text:p>manufacturers = MagentoManufacturer.search([('magento_app','=', 2),('value','=', values)], limit=1)</text:p>
            <text:p>if manufacturers:</text:p>
            <text:p><text:s text:c="4"/>mgn_manufacturer, = manufacturers</text:p>
            <text:p><text:s text:c="4"/>result = mgn_manufacturer.manufacturer</text:p>
            <text:p>else:</text:p>
            <text:p><text:s text:c="4"/>result = None</text:p>
          </table:table-cell>
          <table:table-cell office:value-type="string">
            <text:p>Template = pool.get('product.template')</text:p>
            <text:p>MagentoManufacturer = pool.get('magento.manufacturer')</text:p>
            <text:p/>
            <text:p>result = ''</text:p>
            <text:p>product, = Template.read([record], ['manufacturer'])</text:p>
            <text:p>manufacturer = product['manufacturer']</text:p>
            <text:p/>
            <text:p>if manufacturer:</text:p>
            <text:p><text:s text:c="4"/>manus = MagentoManufacturer.search([('manufacturer','=',manufacturer)], limit=1)</text:p>
            <text:p><text:s text:c="4"/>if manus:</text:p>
            <text:p><text:s text:c="8"/>manufacturer, = MagentoManufacturer.read(manus, ['value'])</text:p>
            <text:p><text:s text:c="8"/>print manufacturer</text:p>
            <text:p><text:s text:c="8"/>result = manufacturer['value']</text:p>
          </table:table-cell>
          <table:table-cell table:number-columns-repeated="1013"/>
        </table:table-row>
        <table:table-row table:style-name="ro7">
          <table:table-cell table:number-columns-repeated="102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gento.product.product</text:p>
          </table:table-cell>
          <table:table-cell office:value-type="string">
            <text:p>code</text:p>
          </table:table-cell>
          <table:table-cell office:value-type="string">
            <text:p>sku</text:p>
          </table:table-cell>
          <table:table-cell office:value-type="string">
            <text:p>Tryton &lt;-&gt;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agento.product.product</text:p>
          </table:table-cell>
          <table:table-cell office:value-type="string">
            <text:p>attributes</text:p>
          </table:table-cell>
          <table:table-cell office:value-type="string">
            <text:p>tax_class_id</text:p>
          </table:table-cell>
          <table:table-cell office:value-type="string">
            <text:p>Tryton &lt;-&gt;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 table:number-columns-repeated="1015"/>
        </table:table-row>
        <table:table-row table:style-name="ro7" table:number-rows-repeated="1048550">
          <table:table-cell table:number-columns-repeated="1022"/>
        </table:table-row>
        <table:table-row table:style-name="ro7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6">00/00/0000</text:date>, <text:time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imon Esteve</meta:initial-creator>
    <meta:creation-date>2014-05-16T17:27:52</meta:creation-date>
    <dc:date>2014-05-16T17:35:36</dc:date>
    <dc:creator>Raimon Esteve</dc:creator>
    <meta:editing-duration>PT3M28S</meta:editing-duration>
    <meta:editing-cycles>2</meta:editing-cycles>
    <meta:generator>LibreOffice/3.6$Linux_x86 LibreOffice_project/360m1$Build-2</meta:generator>
    <meta:document-statistic meta:table-count="1" meta:cell-count="186" meta:object-count="0"/>
  </office:meta>
</office:document-meta>
</file>